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5pt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5pt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 style:master-page-name="">
      <style:paragraph-properties style:page-number="auto" fo:break-before="auto" fo:break-after="auto"/>
    </style:style>
    <style:style style:name="P8" style:family="paragraph" style:parent-style-name="Table_20_Contents" style:list-style-name="L1">
      <style:paragraph-properties fo:text-align="justify" style:justify-single-word="false"/>
    </style:style>
    <style:style style:name="P9" style:family="paragraph" style:parent-style-name="Table_20_Contents" style:list-style-name="L2">
      <style:paragraph-properties fo:text-align="justify" style:justify-single-word="false"/>
    </style:style>
    <style:style style:name="P10" style:family="paragraph" style:parent-style-name="Table_20_Contents" style:list-style-name="L3">
      <style:paragraph-properties fo:text-align="justify" style:justify-single-word="false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1">Projet Master 1/2 - Compte rendu de réunion</text:p>
            </table:table-cell>
          </table:table-row>
        </table:table-header-rows>
      </table:table>
      <text:p text:style-name="P2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4">N° Projet: 07</text:p>
              <text:p text:style-name="P4">Titre Projet: RoboCode</text:p>
              <text:p text:style-name="P4">Nom Etudiants: Colombeau Gallian, Rovelli Hugo, Stamboul Sofiane,</text:p>
              <text:p text:style-name="P4">Crepin Laurent</text:p>
              <text:p text:style-name="P4"/>
              <text:p text:style-name="P4">Date de réunion (obligatoire): 03/10/2012</text:p>
              <text:p text:style-name="P4">Personnes présentes (obligatoire):Colombeau Gallian, Rovelli Hugo, Stamboul Sofiane,Crepin Laurent</text:p>
            </table:table-cell>
          </table:table-row>
        </table:table-header-rows>
      </table:table>
      <text:p text:style-name="Text_20_body"/>
      <table:table table:name="Tableau3" table:style-name="Tableau3">
        <table:table-column table:style-name="Tableau3.A"/>
        <table:table-header-rows>
          <text:soft-page-break/>
          <table:table-row>
            <table:table-cell table:style-name="Tableau3.A1" office:value-type="string">
              <text:p text:style-name="P5">Points abordés:</text:p>
              <text:p text:style-name="P6"/>
              <text:list xml:id="list1617296620" text:style-name="L1">
                <text:list-item>
                  <text:p text:style-name="P8">Présentation du projet :</text:p>
                </text:list-item>
              </text:list>
              <text:p text:style-name="P6">RoboCode est un projet libre, dont le but est d'étudier des algorithmes liés à l'intelligence </text:p>
              <text:p text:style-name="P6">artificielle.</text:p>
              <text:list xml:id="list576579033" text:style-name="L2">
                <text:list-item>
                  <text:p text:style-name="P9">Axes d'études :</text:p>
                </text:list-item>
              </text:list>
              <text:p text:style-name="P6">Formation de deux sous-groupes afin d'étudier, soit deux axes de développement différents des robots (deux robots distincts) soit deux parties distinctes aboutissant <text:s/>à la programmation d'un seul robot. </text:p>
              <text:list xml:id="list1473614581" text:style-name="L3">
                <text:list-item>
                  <text:p text:style-name="P10">Analyse :</text:p>
                </text:list-item>
              </text:list>
              <text:p text:style-name="P6">Récupération de code source de robots déjà fait , ainsi que la documentation technique mise à disposition.Tests et études des codes d'exemples <text:s/>de robots, permettant le choix de l'api à utiliser. </text:p>
              <text:p text:style-name="P6">Ansi :</text:p>
              <text:p text:style-name="P6"><text:s text:c="3"/>Mise en place du cahier des charges et du plan de travail</text:p>
              <text:p text:style-name="P6"><text:s text:c="3"/>Mise en place du calendrier : Découpage du travail à effectuer lors du 1er semestre.</text:p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</table:table-cell>
          </table:table-row>
        </table:table-header-rows>
        <table:table-row>
          <table:table-cell table:style-name="Tableau3.A2" office:value-type="string">
            <text:p text:style-name="P5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1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ext:soft-page-break/>
          <table:table-row>
            <table:table-cell table:style-name="Tableau5.A1" office:value-type="string">
              <text:p text:style-name="P3">Travail réalisé:</text:p>
              <text:p text:style-name="Table_20_Contents"/>
              <text:p text:style-name="Table_20_Contents">.site web du projet</text:p>
              <text:p text:style-name="Table_20_Contents">.Consultation du site officiel ainsi que de nombreuses informations sur le sujet « RoboCode »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3">Travail à réaliser:</text:p>
              <text:p text:style-name="Table_20_Contents"/>
              <text:p text:style-name="Table_20_Contents">.Analyse de la documentation et spécification des api et des robots</text:p>
              <text:p text:style-name="Table_20_Contents">.Ebauche de calendrier</text:p>
              <text:p text:style-name="Table_20_Contents">.Brouillon du cahier des charges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3">Date prochaine réunion: 16/10/2012</text:p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rinne Fredouille</meta:initial-creator>
    <meta:creation-date>2006-09-01T15:41:08</meta:creation-date>
    <dc:creator>Crepin Laurent</dc:creator>
    <dc:date>2012-10-05T10:32:20</dc:date>
    <dc:language>fr-FR</dc:language>
    <meta:editing-cycles>22</meta:editing-cycles>
    <meta:editing-duration>PT1H26M3S</meta:editing-duration>
    <meta:document-statistic meta:table-count="8" meta:image-count="0" meta:object-count="0" meta:page-count="3" meta:paragraph-count="27" meta:word-count="211" meta:character-count="1366" meta:non-whitespace-character-count="1174"/>
    <meta:user-defined meta:name="Info 1"/>
    <meta:user-defined meta:name="Info 2"/>
    <meta:user-defined meta:name="Info 3"/>
    <meta:user-defined meta:name="Info 4"/>
  </office:meta>
</office:document-meta>
</file>